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87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849cm"/>
    </style:style>
    <style:style style:name="co4" style:family="table-column">
      <style:table-column-properties fo:break-before="auto" style:column-width="4.371cm"/>
    </style:style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5.964cm"/>
    </style:style>
    <style:style style:name="co7" style:family="table-column">
      <style:table-column-properties fo:break-before="auto" style:column-width="2.31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5cm" fo:break-before="auto" style:use-optimal-row-height="false"/>
    </style:style>
    <style:style style:name="ro2" style:family="table-row">
      <style:table-row-properties style:row-height="1.6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06cm" fo:break-before="auto" style:use-optimal-row-height="true"/>
    </style:style>
    <style:style style:name="ro6" style:family="table-row">
      <style:table-row-properties style:row-height="1.656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  <style:text-properties fo:color="#000000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14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  <style:text-properties fo:color="#000000" fo:font-size="1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 fo:font-size="10pt" fo:font-weight="normal" style:font-size-asian="10pt" style:font-size-complex="10pt" style:font-weight-asian="normal" style:font-weight-complex="normal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 fo:font-size="10pt" style:font-size-asian="10pt" style:font-size-complex="10pt" fo:font-weight="bold" style:font-weight-asian="bold" style:font-weight-complex="bold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000000" fo:font-size="10pt" style:font-size-asian="10pt" style:font-size-complex="10pt" style:font-weight-complex="normal" style:font-weight-asian="normal" fo:font-weight="normal"/>
    </style:style>
    <style:style style:name="T5" style:family="text">
      <style:text-properties style:font-size-asian="10pt" style:font-size-complex="10pt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55" table:default-cell-style-name="ce6"/>
        <table:table-column table:style-name="co8" table:number-columns-repeated="960" table:default-cell-style-name="ce6"/>
        <table:table-row table:style-name="ro1">
          <table:table-cell table:style-name="ce8" office:value-type="string" calcext:value-type="string" table:number-columns-spanned="6" table:number-rows-spanned="1">
            <text:p>Bugs report for the website https://sklepzbugami.pl/</text:p>
          </table:table-cell>
          <table:covered-table-cell table:number-columns-repeated="5" table:style-name="Default"/>
          <table:table-cell table:style-name="ce9" table:number-columns-repeated="1015"/>
        </table:table-row>
        <table:table-row table:style-name="ro2">
          <table:table-cell table:style-name="ce11" office:value-type="string" calcext:value-type="string" table:number-columns-spanned="3" table:number-rows-spanned="1">
            <text:p><text:span text:style-name="T1">Environment: </text:span><text:span text:style-name="T2">Windows 10 – Google Chrome</text:span></text:p>
            <text:p><text:span text:style-name="T3">Tester</text:span><text:span text:style-name="T4">: Dorota Trzpil </text:span></text:p>
          </table:table-cell>
          <table:covered-table-cell table:number-columns-repeated="2" table:style-name="Default"/>
          <table:table-cell table:style-name="Default" table:number-columns-repeated="3"/>
          <table:table-cell table:style-name="ce9" table:number-columns-repeated="1015"/>
        </table:table-row>
        <table:table-row table:style-name="ro3">
          <table:table-cell table:style-name="Default" table:number-columns-repeated="6"/>
          <table:table-cell table:style-name="ce4" table:number-columns-repeated="1015"/>
        </table:table-row>
        <table:table-row table:style-name="ro4">
          <table:table-cell table:style-name="ce1" office:value-type="string" calcext:value-type="string">
            <text:p>Id 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Steps</text:p>
          </table:table-cell>
          <table:table-cell table:style-name="ce1" office:value-type="string" calcext:value-type="string">
            <text:p>Expect results</text:p>
          </table:table-cell>
          <table:table-cell table:style-name="ce1" office:value-type="string" calcext:value-type="string">
            <text:p>Actual results</text:p>
          </table:table-cell>
          <table:table-cell table:style-name="ce1" office:value-type="string" calcext:value-type="string">
            <text:p>Screenshot/ Screencast / Logs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5">
          <table:table-cell table:style-name="ce2" office:value-type="string" calcext:value-type="string">
            <text:p>BS1</text:p>
          </table:table-cell>
          <table:table-cell table:style-name="ce2" office:value-type="string" calcext:value-type="string">
            <text:p>Homepage – The hamburger menu collapses, you can't open a category page.</text:p>
          </table:table-cell>
          <table:table-cell table:style-name="ce19" office:value-type="string" calcext:value-type="string">
            <text:p><text:span text:style-name="T5">1. Go to the page: https://sklepzbugami.pl/.</text:span></text:p>
            <text:p><text:span text:style-name="T5">2. Click on “Sklep z bugami”.</text:span></text:p>
            <text:p><text:span text:style-name="T5">3. Open any category from hamburger menu. </text:span></text:p>
          </table:table-cell>
          <table:table-cell table:style-name="ce2" office:value-type="string" calcext:value-type="string">
            <text:p>A category page should be opened from the hamburger menu. </text:p>
          </table:table-cell>
          <table:table-cell table:style-name="ce2" office:value-type="string" calcext:value-type="string">
            <text:p>The hamburger menu collapses when you move the cursor to a category name. You cannot open a category page from hamburger menu. </text:p>
          </table:table-cell>
          <table:table-cell table:style-name="ce2" office:value-type="string" calcext:value-type="string">
            <text:p><text:span text:style-name="T6"><text:a xlink:href="https://drive.google.com/drive/folders/1kQc7-SlxZUI_hEhHMMDJiITNyDA2Y-ZA?usp=sharing" xlink:type="simple">https://drive.google.com/drive/folders/1kQc7-SlxZUI_hEhHMMDJiITNyDA2Y-ZA?usp=sharing</text:a></text:span><text:span text:style-name="T6">  </text:span>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6">
          <table:table-cell table:style-name="ce3" office:value-type="string" calcext:value-type="string">
            <text:p>BS2</text:p>
          </table:table-cell>
          <table:table-cell table:style-name="ce3" office:value-type="string" calcext:value-type="string">
            <text:p>Homepage - <text:s/>The “Zapisz się na kurs” button directs to the homepage instead of the courses page. <text:s/></text:p>
          </table:table-cell>
          <table:table-cell table:style-name="ce3" office:value-type="string" calcext:value-type="string">
            <text:p>1. Go to the page: https://sklepzbugami.pl/.</text:p>
            <text:p><text:span text:style-name="T6">2. Scroll down the “Zostań testerem manualnym oprogamowania” banner.</text:span></text:p>
            <text:p><text:span text:style-name="T6">3. Click on the “Zapisz się na kurs” button. </text:span></text:p>
          </table:table-cell>
          <table:table-cell table:style-name="ce3" office:value-type="string" calcext:value-type="string">
            <text:p>The courses page should open. </text:p>
          </table:table-cell>
          <table:table-cell table:style-name="ce3" office:value-type="string" calcext:value-type="string">
            <text:p>The homepage is refreshes. </text:p>
          </table:table-cell>
          <table:table-cell table:style-name="ce3" office:value-type="string" calcext:value-type="string">
            <text:p><text:a xlink:href="https://drive.google.com/drive/folders/1M8Ng2LWTQML4UKqoJHa3BTbMrlqf2pQ_?usp=sharing" xlink:type="simple">https://drive.google.com/drive/folders/1M8Ng2LWTQML4UKqoJHa3BTbMrlqf2pQ_?usp=sharing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6">
          <table:table-cell table:style-name="ce14" office:value-type="string" calcext:value-type="string">
            <text:p>BS3</text:p>
          </table:table-cell>
          <table:table-cell table:style-name="ce14" office:value-type="string" calcext:value-type="string">
            <text:p>Cart – Unable to remove an items from the cart. </text:p>
          </table:table-cell>
          <table:table-cell table:style-name="ce14" office:value-type="string" calcext:value-type="string">
            <text:p><text:span text:style-name="T6">1. Go to the page: </text:span><text:span text:style-name="T6"><text:a xlink:href="https://sklepzbugami.pl/" xlink:type="simple">https://sklepzbugami.pl/</text:a></text:span><text:span text:style-name="T6">.</text:span></text:p>
            <text:p><text:span text:style-name="T6">2. Add a product to the cart.</text:span></text:p>
            <text:p><text:span text:style-name="T6">3. Go to the cart.</text:span></text:p>
            <text:p><text:span text:style-name="T6">4. Click on the X sign to the left of product name. </text:span></text:p>
          </table:table-cell>
          <table:table-cell table:style-name="ce14" office:value-type="string" calcext:value-type="string">
            <text:p>An item should be removed from the cart. </text:p>
          </table:table-cell>
          <table:table-cell table:style-name="ce14" office:value-type="string" calcext:value-type="string">
            <text:p>Clicking on the X sign does not trigger any response from the website. An item is not removed from the cart.</text:p>
          </table:table-cell>
          <table:table-cell table:style-name="ce14" office:value-type="string" calcext:value-type="string">
            <text:p><text:a xlink:href="https://drive.google.com/drive/folders/1_Xq6q8BgEWLdXoDBV56c0OBwMBdSYnuD?usp=share_link" xlink:type="simple">https://drive.google.com/drive/folders/1_Xq6q8BgEWLdXoDBV56c0OBwMBdSYnuD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5">
          <table:table-cell table:style-name="ce3" office:value-type="string" calcext:value-type="string">
            <text:p>BS4</text:p>
          </table:table-cell>
          <table:table-cell table:style-name="ce3" office:value-type="string" calcext:value-type="string">
            <text:p>Cart - If you add more than 99 quantities of product, the incorrect quantity is displayed. </text:p>
          </table:table-cell>
          <table:table-cell table:style-name="ce3" office:value-type="string" calcext:value-type="string">
            <text:p><text:span text:style-name="T6">1. Go to the page: </text:span><text:span text:style-name="T6"><text:a xlink:href="https://sklepzbugami.pl/" xlink:type="simple">https://sklepzbugami.pl/</text:a></text:span><text:span text:style-name="T6">.</text:span></text:p>
            <text:p><text:span text:style-name="T6">2. Open a Product Detail Page.</text:span></text:p>
            <text:p><text:span text:style-name="T6">3. Type 100 or more in the quantity field.</text:span></text:p>
            <text:p><text:span text:style-name="T6">4. Click on “Dodaj do koszyka” (Add to the cart). </text:span></text:p>
            <text:p><text:span text:style-name="T6">5. Go to the cart. </text:span></text:p>
          </table:table-cell>
          <table:table-cell table:style-name="ce3" office:value-type="string" calcext:value-type="string">
            <text:p>A quantity displayed in the cart should be the same as added. </text:p>
          </table:table-cell>
          <table:table-cell table:style-name="ce3" office:value-type="string" calcext:value-type="string">
            <text:p>The quantity field on the cart page shows only two-digit numbers (10), but the amount is calculated correctly, for 100 products. </text:p>
          </table:table-cell>
          <table:table-cell table:style-name="ce3" office:value-type="string" calcext:value-type="string">
            <text:p><text:a xlink:href="https://drive.google.com/drive/folders/19y9YGcBd_AsSWNqOf0lEGcTDbChkoOY5?usp=share_link" xlink:type="simple">https://drive.google.com/drive/folders/19y9YGcBd_AsSWNqOf0lEGcTDbChkoOY5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7">
          <table:table-cell table:style-name="ce14" office:value-type="string" calcext:value-type="string">
            <text:p>BS5</text:p>
          </table:table-cell>
          <table:table-cell table:style-name="ce14" office:value-type="string" calcext:value-type="string">
            <text:p>My account - Unable to register new user. </text:p>
          </table:table-cell>
          <table:table-cell table:style-name="ce14" office:value-type="string" calcext:value-type="string">
            <text:p>1. Go to the page: <text:a xlink:href="https://sklepzbugami.pl/" xlink:type="simple">https://sklepzbugami.pl/</text:a>.</text:p>
            <text:p>2. Click on “Moje konto” (My account).</text:p>
          </table:table-cell>
          <table:table-cell table:style-name="ce14" office:value-type="string" calcext:value-type="string">
            <text:p>You can login to your account or create a new account. </text:p>
          </table:table-cell>
          <table:table-cell table:style-name="ce14" office:value-type="string" calcext:value-type="string">
            <text:p>You can login to your account, but you can’t create a new account. </text:p>
          </table:table-cell>
          <table:table-cell table:style-name="ce14" office:value-type="string" calcext:value-type="string">
            <text:p><text:a xlink:href="https://dl.dropboxusercontent.com/s/f115p6u0x6j9tbm/chrome_APY6B012Mw.mp4" xlink:type="simple">https://dl.dropboxusercontent.com/s/f115p6u0x6j9tbm/chrome_APY6B012Mw.mp4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6">
          <table:table-cell table:style-name="ce3" office:value-type="string" calcext:value-type="string">
            <text:p>BS6</text:p>
          </table:table-cell>
          <table:table-cell table:style-name="ce3" office:value-type="string" calcext:value-type="string">
            <text:p>Homepage – Missing tabs (Contact us, About us).</text:p>
          </table:table-cell>
          <table:table-cell table:style-name="ce3" office:value-type="string" calcext:value-type="string">
            <text:p>1. Go to the page: <text:a xlink:href="https://sklepzbugami.pl/" xlink:type="simple">https://sklepzbugami.pl/</text:a>.</text:p>
            <text:p>2. In search box type: “about me”. </text:p>
            <text:p>3. Back to homepage. </text:p>
          </table:table-cell>
          <table:table-cell table:style-name="ce3" office:value-type="string" calcext:value-type="string">
            <text:p>You can navigate to the contact us page or the about us page from the home page. </text:p>
          </table:table-cell>
          <table:table-cell table:style-name="ce3" office:value-type="string" calcext:value-type="string">
            <text:p>There is no menu, tabs or button direct you to the about us page or the contact us page. </text:p>
          </table:table-cell>
          <table:table-cell table:style-name="ce3" office:value-type="string" calcext:value-type="string">
            <text:p><text:a xlink:href="https://drive.google.com/drive/folders/1DynuGXH174Z2AMRBNyM0wsMhGu9AKEMq?usp=share_link" xlink:type="simple">https://drive.google.com/drive/folders/1DynuGXH174Z2AMRBNyM0wsMhGu9AKEMq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6">
          <table:table-cell table:style-name="ce14" office:value-type="string" calcext:value-type="string">
            <text:p>BS7</text:p>
          </table:table-cell>
          <table:table-cell table:style-name="ce14" office:value-type="string" calcext:value-type="string">
            <text:p>About Us – The contact us button directs to the about us page. </text:p>
          </table:table-cell>
          <table:table-cell table:style-name="ce14" office:value-type="string" calcext:value-type="string">
            <text:p><text:span text:style-name="T6">1. Go to the page: </text:span><text:span text:style-name="T6"><text:a xlink:href="https://sklepzbugami.pl/" xlink:type="simple">https://sklepzbugami.pl/</text:a></text:span><text:span text:style-name="T6">.</text:span></text:p>
            <text:p><text:span text:style-name="T6">2. In search box type: “about me”. </text:span></text:p>
            <text:p><text:span text:style-name="T6">3. Click on “O nas”. </text:span></text:p>
            <text:p><text:span text:style-name="T6">4. Scroll down and click on the “Contact me” button. </text:span></text:p>
          </table:table-cell>
          <table:table-cell table:style-name="ce14" office:value-type="string" calcext:value-type="string">
            <text:p>The contact page should be open. </text:p>
          </table:table-cell>
          <table:table-cell table:style-name="ce14" office:value-type="string" calcext:value-type="string">
            <text:p>You are directed to the about us page.</text:p>
          </table:table-cell>
          <table:table-cell table:style-name="ce14" office:value-type="string" calcext:value-type="string">
            <text:p><text:a xlink:href="https://drive.google.com/file/d/1YiqpT_UnKne_uhh1w5yrwb50qnYRzDDo/view?usp=share_link" xlink:type="simple">https://drive.google.com/file/d/1YiqpT_UnKne_uhh1w5yrwb50qnYRzDDo/view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8">
          <table:table-cell table:style-name="ce3" office:value-type="string" calcext:value-type="string">
            <text:p>BS8</text:p>
          </table:table-cell>
          <table:table-cell table:style-name="ce3" office:value-type="string" calcext:value-type="string">
            <text:p>About us – The links to the social media redirect to the about us page. </text:p>
          </table:table-cell>
          <table:table-cell table:style-name="ce3" office:value-type="string" calcext:value-type="string">
            <text:p><text:span text:style-name="T6">1. Go to the page: </text:span><text:span text:style-name="T6"><text:a xlink:href="https://sklepzbugami.pl/" xlink:type="simple">https://sklepzbugami.pl/</text:a></text:span><text:span text:style-name="T6">.</text:span></text:p>
            <text:p><text:span text:style-name="T6">2. In search box type: “about me”. </text:span></text:p>
            <text:p><text:span text:style-name="T6">3. Click on “O nas”. </text:span></text:p>
            <text:p><text:span text:style-name="T6">4. Scroll down.</text:span></text:p>
            <text:p><text:span text:style-name="T6">5. Click on any social media icon (Facebook / Instagram / TikTok).</text:span></text:p>
          </table:table-cell>
          <table:table-cell table:style-name="ce3" office:value-type="string" calcext:value-type="string">
            <text:p>You should be directed to a social media page. </text:p>
          </table:table-cell>
          <table:table-cell table:style-name="ce3" office:value-type="string" calcext:value-type="string">
            <text:p>You are directed to the about us page.</text:p>
          </table:table-cell>
          <table:table-cell table:style-name="ce3" office:value-type="string" calcext:value-type="string">
            <text:p><text:a xlink:href="https://drive.google.com/drive/folders/1iweTd60HjXRkhgadDO3RmfSOUhq7vkhr?usp=share_link" xlink:type="simple">https://drive.google.com/drive/folders/1iweTd60HjXRkhgadDO3RmfSOUhq7vkhr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8">
          <table:table-cell table:style-name="ce14" office:value-type="string" calcext:value-type="string">
            <text:p>BS9</text:p>
          </table:table-cell>
          <table:table-cell table:style-name="ce14" office:value-type="string" calcext:value-type="string">
            <text:p>About us – Unable to subscribe, error message. </text:p>
          </table:table-cell>
          <table:table-cell table:style-name="ce14" office:value-type="string" calcext:value-type="string">
            <text:p><text:span text:style-name="T6">1. Go to the page: </text:span><text:span text:style-name="T6"><text:a xlink:href="https://sklepzbugami.pl/" xlink:type="simple">https://sklepzbugami.pl/</text:a></text:span><text:span text:style-name="T6">.</text:span></text:p>
            <text:p><text:span text:style-name="T6">2. In search box type: “about me”. </text:span></text:p>
            <text:p><text:span text:style-name="T6">3. Click on “O nas”. </text:span></text:p>
            <text:p><text:span text:style-name="T6">4. Scroll down.</text:span></text:p>
            <text:p><text:span text:style-name="T6">5. Type valid email address in the subscribe box. </text:span></text:p>
            <text:p><text:span text:style-name="T6">6. Click on “Subscribe”. </text:span></text:p>
          </table:table-cell>
          <table:table-cell table:style-name="ce14" office:value-type="string" calcext:value-type="string">
            <text:p>You subscribed. A success message should shown. </text:p>
          </table:table-cell>
          <table:table-cell table:style-name="ce14" office:value-type="string" calcext:value-type="string">
            <text:p>You can not subscribe. The error message (“Błąd subskrypcji: An error occurred, please try later.”) shown. </text:p>
          </table:table-cell>
          <table:table-cell table:style-name="ce14" office:value-type="string" calcext:value-type="string">
            <text:p><text:a xlink:href="https://drive.google.com/drive/folders/1vhuL4QIDBV9V77_fHA5CDhJsf8ghfxEP?usp=share_link" xlink:type="simple">https://drive.google.com/drive/folders/1vhuL4QIDBV9V77_fHA5CDhJsf8ghfxEP?usp=share_link</text:a> </text:p>
          </table:table-cell>
          <table:table-cell table:style-name="ce4" table:number-columns-repeated="15"/>
          <table:table-cell table:style-name="ce10" table:number-columns-repeated="1000"/>
        </table:table-row>
        <table:table-row table:style-name="ro3" table:number-rows-repeated="12">
          <table:table-cell table:style-name="ce4" table:number-columns-repeated="21"/>
          <table:table-cell table:style-name="ce10" table:number-columns-repeated="1000"/>
        </table:table-row>
        <table:table-row table:style-name="ro3" table:number-rows-repeated="128">
          <table:table-cell table:style-name="ce5" table:number-columns-repeated="21"/>
          <table:table-cell table:number-columns-repeated="1000"/>
        </table:table-row>
        <table:table-row table:style-name="ro3" table:number-rows-repeated="104842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1">00.00.0000</text:date>, <text:time style:data-style-name="N2" text:time-value="21:59:12.8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5T12:17:55.057000000</meta:creation-date>
    <dc:date>2023-05-01T22:04:27.452000000</dc:date>
    <meta:editing-duration>P1DT21H23M43S</meta:editing-duration>
    <meta:editing-cycles>9</meta:editing-cycles>
    <meta:generator>LibreOffice/7.1.5.2$Windows_X86_64 LibreOffice_project/85f04e9f809797b8199d13c421bd8a2b025d52b5</meta:generator>
    <meta:document-statistic meta:table-count="1" meta:cell-count="62" meta:object-count="0"/>
  </office:meta>
</office:document-meta>
</file>